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13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5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6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4527473887147797085" text:style-name="L1">
        <text:list-item>
          <text:p text:style-name="P12">Create new feature out of your old ones</text:p>
        </text:list-item>
        <text:list-item>
          <text:p text:style-name="P12">Convert feature</text:p>
        </text:list-item>
        <text:list-item>
          <text:p text:style-name="P12">Complete feature</text:p>
        </text:list-item>
        <text:list-item>
          <text:p text:style-name="P12">Complete and convert feature</text:p>
        </text:list-item>
        <text:list-item>
          <text:p text:style-name="P12">Drop features</text:p>
        </text:list-item>
        <text:list-item>
          <text:p text:style-name="P12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3"><text:tab/></text:p>
      <text:p text:style-name="P16"><text:tab/>#getting the most frequent entry <text:span text:style-name="T12">of the Column</text:span></text:p>
      <text:p text:style-name="P14"><text:tab/>most_freq = data_df.ColumName.dropna().mode()[0]</text:p>
      <text:p text:style-name="P14"><text:tab/>#dropna drops all the null items </text:p>
      <text:p text:style-name="P14"><text:tab/>#mode return most frequent entry -&gt; 0 S </text:p>
      <text:p text:style-name="P14"><text:tab/>#and [0] is used to access the most frequent entry i.e. S</text:p>
      <text:p text:style-name="P14"/>
      <text:p text:style-name="P15"><text:tab/></text:p>
      <text:p text:style-name="P17"><text:tab/>#Filling the column with most frequent value </text:p>
      <text:p text:style-name="P17"><text:tab/>dataFrame['ColumnName'] = dataFrame['ColumnName'].fillna(most_fre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06T10:41:02.861098792</dc:date>
    <meta:editing-duration>PT9H51M36S</meta:editing-duration>
    <meta:editing-cycles>40</meta:editing-cycles>
    <meta:generator>LibreOffice/4.4.6.3$Linux_X86_64 LibreOffice_project/40m0$Build-3</meta:generator>
    <meta:document-statistic meta:table-count="0" meta:image-count="0" meta:object-count="0" meta:page-count="2" meta:paragraph-count="67" meta:word-count="611" meta:character-count="3983" meta:non-whitespace-character-count="3371"/>
  </office:meta>
</office:document-meta>
</file>